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198000002327BB34F82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1.093cm" svg:height="8.475cm" svg:x="29.041cm" svg:y="5.96cm">
            <draw:object draw:notify-on-update-of-ranges="Tabelle1.D5:Tabelle1.D9 Tabelle1.E3:Tabelle1.E3 Tabelle1.E5:Tabelle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11cm" svg:height="7.595cm" svg:x="16.64cm" svg:y="5.852cm">
            <draw:object draw:notify-on-update-of-ranges="Tabelle1.I4:Tabelle1.I10 Tabelle1.J4:Tabelle1.J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047cm" svg:height="9.951cm" svg:x="1.059cm" svg:y="4.667cm">
            <draw:object draw:notify-on-update-of-ranges="Tabelle1.D4:Tabelle1.D10 Tabelle1.E3:Tabelle1.E3 Tabelle1.E4:Tabelle1.E10 Tabelle1.D4:Tabelle1.D10 Tabelle1.F3:Tabelle1.F3 Tabelle1.F4:Tabelle1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a from Velocipedio Roadbike, Method Bicycling Science 3 page 147</text:p>
          </table:table-cell>
          <table:table-cell table:number-columns-repeated="5"/>
          <table:table-cell office:value-type="string" calcext:value-type="string">
            <text:p>Data from first int. HPV sci symp page 9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m/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2/s2</text:p>
          </table:table-cell>
          <table:table-cell office:value-type="string" calcext:value-type="string">
            <text:p>F (newton)</text:p>
          </table:table-cell>
          <table:table-cell/>
          <table:table-cell office:value-type="string" calcext:value-type="string">
            <text:p>km/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2/s2</text:p>
          </table:table-cell>
          <table:table-cell office:value-type="string" calcext:value-type="string">
            <text:p>F (newton)</text:p>
          </table:table-cell>
        </table:table-row>
        <table:table-row table:style-name="ro1">
          <table:table-cell/>
          <table:table-cell table:formula="of:=[.G4]" office:value-type="float" office:value="10" calcext:value-type="float">
            <text:p>10</text:p>
          </table:table-cell>
          <table:table-cell/>
          <table:table-cell table:formula="of:=([.B4]/3.6)^2" office:value-type="float" office:value="7.71604938271605" calcext:value-type="float">
            <text:p>7.7160493827</text:p>
          </table:table-cell>
          <table:table-cell/>
          <table:table-cell table:formula="of:=[.J4]" office:value-type="float" office:value="8.24" calcext:value-type="float">
            <text:p>8.2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([.G4]/3.6)^2" office:value-type="float" office:value="7.71604938271605" calcext:value-type="float">
            <text:p>7.7160493827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([.B5]/3.6)^2" office:value-type="float" office:value="9.33641975308642" calcext:value-type="float">
            <text:p>9.3364197531</text:p>
          </table:table-cell>
          <table:table-cell table:formula="of:=[.C5]/([.B5]/3.6)" office:value-type="float" office:value="6.21818181818182" calcext:value-type="float">
            <text:p>6.2181818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([.B6]/3.6)^2" office:value-type="float" office:value="37.3456790123457" calcext:value-type="float">
            <text:p>37.3456790123</text:p>
          </table:table-cell>
          <table:table-cell table:formula="of:=[.C6]/([.B6]/3.6)" office:value-type="float" office:value="16.2" calcext:value-type="float">
            <text:p>16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formula="of:=([.B7]/3.6)^2" office:value-type="float" office:value="69.4444444444445" calcext:value-type="float">
            <text:p>69.4444444444</text:p>
          </table:table-cell>
          <table:table-cell table:formula="of:=[.C7]/([.B7]/3.6)" office:value-type="float" office:value="27.72" calcext:value-type="float">
            <text:p>27.72</text:p>
          </table:table-cell>
          <table:table-cell table:formula="of:=[.J7]" office:value-type="float" office:value="21.58" calcext:value-type="float">
            <text:p>21.58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([.G7]/3.6)^2" office:value-type="float" office:value="69.4444444444445" calcext:value-type="float">
            <text:p>69.4444444444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57" calcext:value-type="float">
            <text:p>357</text:p>
          </table:table-cell>
          <table:table-cell table:formula="of:=([.B8]/3.6)^2" office:value-type="float" office:value="94.5216049382716" calcext:value-type="float">
            <text:p>94.5216049383</text:p>
          </table:table-cell>
          <table:table-cell table:formula="of:=[.C8]/([.B8]/3.6)" office:value-type="float" office:value="36.72" calcext:value-type="float">
            <text:p>36.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23" calcext:value-type="float">
            <text:p>523</text:p>
          </table:table-cell>
          <table:table-cell table:formula="of:=([.B9]/3.6)^2" office:value-type="float" office:value="123.456790123457" calcext:value-type="float">
            <text:p>123.4567901235</text:p>
          </table:table-cell>
          <table:table-cell table:formula="of:=[.C9]/([.B9]/3.6)" office:value-type="float" office:value="47.07" calcext:value-type="float">
            <text:p>47.07</text:p>
          </table:table-cell>
          <table:table-cell table:number-columns-repeated="5"/>
        </table:table-row>
        <table:table-row table:style-name="ro1">
          <table:table-cell/>
          <table:table-cell table:formula="of:=[.G10]" office:value-type="float" office:value="50" calcext:value-type="float">
            <text:p>50</text:p>
          </table:table-cell>
          <table:table-cell/>
          <table:table-cell table:formula="of:=([.B10]/3.6)^2" office:value-type="float" office:value="192.901234567901" calcext:value-type="float">
            <text:p>192.9012345679</text:p>
          </table:table-cell>
          <table:table-cell/>
          <table:table-cell table:formula="of:=[.J10]" office:value-type="float" office:value="46.2" calcext:value-type="float">
            <text:p>46.2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table:formula="of:=([.G10]/3.6)^2" office:value-type="float" office:value="192.901234567901" calcext:value-type="float">
            <text:p>192.9012345679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(CD A ca. 0.44 m2, CR viel zu hoch)</text:p>
          </table:table-cell>
          <table:table-cell table:number-columns-repeated="3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.00.0000</text:date>, <text:time style:data-style-name="N2" text:time-value="0000-00-00T10:52:46.1641908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8-09-22T11:58:33.457497468</meta:creation-date>
    <dc:date>2019-01-23T11:34:43.293388727</dc:date>
    <dc:creator>Theo Schmidt</dc:creator>
    <meta:editing-duration>PT5H53M54S</meta:editing-duration>
    <meta:editing-cycles>3</meta:editing-cycles>
    <meta:generator>LibreOffice/4.1.6.2$Linux_X86_64 LibreOffice_project/410m0$Build-2</meta:generator>
    <meta:document-statistic meta:table-count="2" meta:cell-count="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Fine_20_Dashed_20__28_var_29_" svg:stroke-width="0.05cm" svg:stroke-color="#004586"/>
    </style:style>
    <style:style style:name="ch10" style:family="chart" style:data-style-name="N2">
      <style:graphic-properties draw:stroke-dash="Fine_20_Dashed_20__28_var_29_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94cm" svg:height="8.476cm" xlink:href=".." xlink:type="simple" chart:class="chart:scatter" chart:style-name="ch1">
        <chart:plot-area chart:style-name="ch2" table:cell-range-address="Tabelle1.D5:Tabelle1.E9 Tabelle1.E3:Tabelle1.E3" chart:data-source-has-labels="row" svg:x="1.317cm" svg:y="0.811cm" svg:width="9.335cm" svg:height="6.43cm">
          <chartooo:coordinate-region svg:x="1.938cm" svg:y="1.01cm" svg:width="8.434cm" svg:height="5.584cm"/>
          <chart:axis chart:dimension="x" chart:name="primary-x" chart:style-name="ch3">
            <chart:title svg:x="4.554cm" svg:y="7.411cm" chart:style-name="ch4">
              <text:p>V [m/s] squared </text:p>
            </chart:title>
          </chart:axis>
          <chart:axis chart:dimension="y" chart:name="primary-y" chart:style-name="ch5">
            <chart:title svg:x="0.451cm" svg:y="4.98cm" chart:style-name="ch6">
              <text:p>F [Newton]</text:p>
            </chart:title>
            <chart:grid chart:style-name="ch7" chart:class="major"/>
          </chart:axis>
          <chart:series chart:style-name="ch8" chart:values-cell-range-address="Tabelle1.E5:Tabelle1.E9" chart:label-cell-address="Tabelle1.E3:Tabelle1.E3" chart:class="chart:scatter">
            <chart:domain table:cell-range-address="Tabelle1.D5:Tabelle1.D9"/>
            <chart:regression-curve chart:style-name="ch9">
              <chart:equation svg:x="1.716cm" svg:y="6.3cm" chart:style-name="ch10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F (newton)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3641975308642">
                <text:p>9.33641975308642</text:p>
                <draw:g>
                  <svg:desc>Tabelle1.D5:Tabelle1.D9</svg:desc>
                </draw:g>
              </table:table-cell>
              <table:table-cell office:value-type="float" office:value="6.21818181818182">
                <text:p>6.21818181818182</text:p>
                <draw:g>
                  <svg:desc>Tabelle1.E5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456790123457">
                <text:p>37.345679012345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5216049382716">
                <text:p>94.5216049382716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56790123457">
                <text:p>123.456790123457</text:p>
              </table:table-cell>
              <table:table-cell office:value-type="float" office:value="47.07">
                <text:p>4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12cm" svg:height="7.596cm" xlink:href=".." xlink:type="simple" chart:class="chart:scatter" chart:style-name="ch1">
        <chart:plot-area chart:style-name="ch2" table:cell-range-address="Tabelle1.I4:Tabelle1.J10" svg:x="0.422cm" svg:y="0.912cm" svg:width="10.609cm" svg:height="6.5cm">
          <chartooo:coordinate-region svg:x="1.043cm" svg:y="1.111cm" svg:width="9.708cm" svg:height="5.6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J4:Tabelle1.J10" chart:class="chart:scatter">
            <chart:domain table:cell-range-address="Tabelle1.I4:Tabelle1.I10"/>
            <chart:regression-curve chart:style-name="ch6">
              <chart:equation svg:x="1.135cm" svg:y="5.69cm"/>
            </chart:regression-curve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604938271605">
                <text:p>7.71604938271605</text:p>
                <draw:g>
                  <svg:desc>Tabelle1.I4:Tabelle1.I10</svg:desc>
                </draw:g>
              </table:table-cell>
              <table:table-cell office:value-type="float" office:value="8.24">
                <text:p>8.24</text:p>
                <draw:g>
                  <svg:desc>Tabelle1.J4:Tabelle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901234567901">
                <text:p>192.901234567901</text:p>
              </table:table-cell>
              <table:table-cell office:value-type="float" office:value="46.2">
                <text:p>4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aximum="200" chart:reverse-direction="false" text:line-break="false" chart:axis-position="0"/>
      <style:graphic-properties svg:stroke-width="0.03cm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width="0.03cm"/>
      <style:text-properties fo:font-size="9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regression-type="linear">
        <chart:symbol-image/>
      </style:chart-properties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Fine_20_Dashed_20__28_var_29_" svg:stroke-width="0.03cm"/>
    </style:style>
    <style:style style:name="ch10" style:family="chart" style:data-style-name="N2">
      <style:text-properties fo:font-size="9pt"/>
    </style:style>
    <style:style style:name="ch11" style:family="chart" style:data-style-name="N0">
      <style:chart-properties chart:symbol-type="named-symbol" chart:symbol-name="diamond" chart:symbol-width="0.25cm" chart:symbol-height="0.25cm" chart:regression-type="linear">
        <chart:symbol-image/>
      </style:chart-properties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_20__28_var_29_" svg:stroke-width="0.05cm"/>
    </style:style>
    <style:style style:name="ch13" style:family="chart">
      <style:graphic-properties draw:stroke="solid" svg:stroke-width="0.03cm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048cm" svg:height="9.952cm" xlink:href=".." xlink:type="simple" chart:class="chart:scatter" chart:style-name="ch1">
        <chart:title svg:x="6.487cm" svg:y="1.358cm" chart:style-name="ch2">
          <text:p>1)</text:p>
        </chart:title>
        <chart:plot-area chart:style-name="ch3" table:cell-range-address="Tabelle1.D4:Tabelle1.F10 Tabelle1.E3:Tabelle1.F3" chart:data-source-has-labels="row" svg:x="1.165cm" svg:y="0.886cm" svg:width="10.9cm" svg:height="7.306cm">
          <chartooo:coordinate-region svg:x="1.786cm" svg:y="1.073cm" svg:width="9.999cm" svg:height="6.499cm"/>
          <chart:axis chart:dimension="x" chart:name="primary-x" chart:style-name="ch4">
            <chart:title svg:x="5.42cm" svg:y="8.391cm" chart:style-name="ch5">
              <text:p>V [m/s] squared</text:p>
            </chart:title>
          </chart:axis>
          <chart:axis chart:dimension="y" chart:name="primary-y" chart:style-name="ch6">
            <chart:title svg:x="0.325cm" svg:y="5.364cm" chart:style-name="ch7">
              <text:p>F [Newton]</text:p>
            </chart:title>
          </chart:axis>
          <chart:series chart:style-name="ch8" chart:values-cell-range-address="Tabelle1.E4:Tabelle1.E10" chart:label-cell-address="Tabelle1.E3:Tabelle1.E3" chart:class="chart:scatter">
            <chart:domain table:cell-range-address="Tabelle1.D4:Tabelle1.D10"/>
            <chart:regression-curve chart:style-name="ch9">
              <chart:equation svg:x="2.611cm" svg:y="2.538cm" chart:style-name="ch10"/>
            </chart:regression-curve>
            <chart:data-point chart:repeated="7"/>
          </chart:series>
          <chart:series chart:style-name="ch11" chart:values-cell-range-address="Tabelle1.F4:Tabelle1.F10" chart:label-cell-address="Tabelle1.F3:Tabelle1.F3" chart:class="chart:scatter">
            <chart:regression-curve chart:style-name="ch12">
              <chart:equation svg:x="7.483cm" svg:y="3.999cm" chart:style-name="ch10"/>
            </chart:regression-curve>
            <chart:data-point chart:repeated="7"/>
          </chart:series>
          <chart:wall chart:style-name="ch13"/>
          <chart:floor chart:style-name="ch14"/>
        </chart:plot-area>
        <draw:frame draw:style-name="gr1" draw:text-style-name="P1" svg:width="0.408cm" svg:height="0.562cm" svg:x="9.931cm" svg:y="1.358cm">
          <draw:image xlink:href="Pictures/2000000D00000198000002327BB34F8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F (newton)</text:p>
                <draw:g>
                  <svg:desc>Tabelle1.E3:Tabelle1.E3</svg:desc>
                </draw:g>
              </table:table-cell>
              <table:table-cell office:value-type="string">
                <text:p/>
                <draw:g>
                  <svg:desc>Tabelle1.F3:Tabe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604938271605">
                <text:p>7.71604938271605</text:p>
                <draw:g>
                  <svg:desc>Tabelle1.D4:Tabelle1.D10</svg:desc>
                </draw:g>
              </table:table-cell>
              <table:table-cell office:value-type="float" office:value="NaN">
                <text:p>NaN</text:p>
                <draw:g>
                  <svg:desc>Tabelle1.E4:Tabelle1.E10</svg:desc>
                </draw:g>
              </table:table-cell>
              <table:table-cell office:value-type="float" office:value="8.24">
                <text:p>8.24</text:p>
                <draw:g>
                  <svg:desc>Tabelle1.F4:Tabelle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3641975308642">
                <text:p>9.33641975308642</text:p>
              </table:table-cell>
              <table:table-cell office:value-type="float" office:value="6.21818181818182">
                <text:p>6.21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3456790123457">
                <text:p>37.3456790123457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27.72">
                <text:p>27.72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5216049382716">
                <text:p>94.5216049382716</text:p>
              </table:table-cell>
              <table:table-cell office:value-type="float" office:value="36.72">
                <text:p>3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56790123457">
                <text:p>123.456790123457</text:p>
              </table:table-cell>
              <table:table-cell office:value-type="float" office:value="47.07">
                <text:p>47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901234567901">
                <text:p>192.901234567901</text:p>
              </table:table-cell>
              <table:table-cell office:value-type="float" office:value="NaN">
                <text:p>NaN</text:p>
              </table:table-cell>
              <table:table-cell office:value-type="float" office:value="46.2">
                <text:p>4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